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10.94cm"/>
    </style:style>
    <style:style style:name="Table1.C" style:family="table-column">
      <style:table-column-properties style:column-width="4.02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191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transparent" fo:padding="0.19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2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3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4" style:family="paragraph" style:parent-style-name="Table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5" style:family="paragraph" style:parent-style-name="Table">
      <style:text-properties style:use-window-font-color="true" style:font-name="Arial" fo:font-size="12pt" style:font-size-asian="12pt" style:font-size-complex="12pt"/>
    </style:style>
    <style:style style:name="P6" style:family="paragraph" style:parent-style-name="Table">
      <style:text-properties officeooo:paragraph-rsid="0001850e"/>
    </style:style>
    <style:style style:name="P7" style:family="paragraph" style:parent-style-name="Table">
      <style:paragraph-properties fo:margin-left="0cm" fo:margin-right="0.127cm" fo:text-indent="0cm" style:auto-text-indent="false"/>
      <style:text-properties style:use-window-font-color="true" style:font-name="Arial" fo:font-size="12pt" style:font-size-asian="12pt" style:font-size-complex="12pt"/>
    </style:style>
    <style:style style:name="P8" style:family="paragraph" style:parent-style-name="Table">
      <style:paragraph-properties fo:margin-left="0cm" fo:margin-right="0.127cm" fo:text-indent="0cm" style:auto-text-indent="false" text:number-lines="false" text:line-number="0"/>
      <style:text-properties style:use-window-font-color="true" style:font-name="Arial" fo:font-size="12pt" style:font-size-asian="12pt" style:font-name-complex="Arial2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.7cm" style:auto-text-indent="false" style:page-number="auto" fo:background-color="transparent">
        <style:tab-stops>
          <style:tab-stop style:position="15.189cm"/>
        </style:tab-stops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0" style:family="paragraph" style:parent-style-name="Standard" style:list-style-name="L2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d36cb" style:font-size-asian="12pt" style:font-name-complex="Arial1" style:font-size-complex="12pt" style:font-weight-complex="bold"/>
    </style:style>
    <style:style style:name="P11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style:font-size-asian="12pt" style:font-name-complex="Arial1" style:font-size-complex="12pt"/>
    </style:style>
    <style:style style:name="P12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3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63336" style:font-size-asian="12pt" style:font-name-complex="Arial1" style:font-size-complex="12pt" style:font-weight-complex="bold"/>
    </style:style>
    <style:style style:name="P1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d36cb" style:font-size-asian="12pt" style:font-name-complex="Arial1" style:font-size-complex="12pt" style:font-weight-complex="bold"/>
    </style:style>
    <style:style style:name="P15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0839a2" officeooo:paragraph-rsid="00138e36" style:font-size-asian="12pt" style:font-name-complex="Arial1" style:font-size-complex="12pt" style:font-weight-complex="bold"/>
    </style:style>
    <style:style style:name="P16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officeooo:paragraph-rsid="00128d0a"/>
    </style:style>
    <style:style style:name="P17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officeooo:paragraph-rsid="001d36cb"/>
    </style:style>
    <style:style style:name="P18" style:family="paragraph" style:parent-style-name="Normal_20__28_Web_29_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19" style:family="paragraph" style:parent-style-name="Table" style:list-style-name="L1">
      <style:text-properties style:use-window-font-color="true" style:font-name="Arial" fo:font-size="12pt" style:font-size-asian="12pt" style:font-name-complex="Arial1" style:font-size-complex="12pt"/>
    </style:style>
    <style:style style:name="P20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P21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T1" style:family="text"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T2" style:family="text">
      <style:text-properties style:use-window-font-color="true" style:font-name="Arial" fo:font-size="12pt" officeooo:rsid="00048e57" style:font-size-asian="12pt" style:font-name-complex="Arial1" style:font-size-complex="12pt" style:font-weight-complex="bold"/>
    </style:style>
    <style:style style:name="T3" style:family="text">
      <style:text-properties style:use-window-font-color="true" style:font-name="Arial" fo:font-size="12pt" style:font-size-asian="12pt" style:font-size-complex="12pt"/>
    </style:style>
    <style:style style:name="T4" style:family="text">
      <style:text-properties style:use-window-font-color="true" style:font-name="Arial" fo:font-size="12pt" fo:font-style="normal" officeooo:rsid="0001850e" style:font-size-asian="12pt" style:font-style-asian="normal" style:font-size-complex="12pt" style:font-style-complex="normal"/>
    </style:style>
    <style:style style:name="T5" style:family="text">
      <style:text-properties officeooo:rsid="0002a3d9"/>
    </style:style>
    <style:style style:name="T6" style:family="text">
      <style:text-properties officeooo:rsid="000419a2"/>
    </style:style>
    <style:style style:name="T7" style:family="text">
      <style:text-properties officeooo:rsid="0005d156"/>
    </style:style>
    <style:style style:name="T8" style:family="text">
      <style:text-properties officeooo:rsid="0006f428"/>
    </style:style>
    <style:style style:name="T9" style:family="text">
      <style:text-properties officeooo:rsid="000b29a4"/>
    </style:style>
    <style:style style:name="T10" style:family="text">
      <style:text-properties officeooo:rsid="000c0eb5"/>
    </style:style>
    <style:style style:name="T11" style:family="text">
      <style:text-properties style:font-name="Arial" fo:font-size="12pt" style:font-size-asian="12pt" style:font-name-complex="Arial1" style:font-size-complex="12pt" style:font-weight-complex="bold"/>
    </style:style>
    <style:style style:name="T12" style:family="text">
      <style:text-properties style:font-name="Arial" fo:font-size="12pt" officeooo:rsid="000f9b39" style:font-size-asian="12pt" style:font-name-complex="Arial1" style:font-size-complex="12pt" style:font-weight-complex="bold"/>
    </style:style>
    <style:style style:name="T13" style:family="text">
      <style:text-properties style:font-name="Arial" fo:font-size="12pt" officeooo:rsid="00128d0a" style:font-size-asian="12pt" style:font-name-complex="Arial1" style:font-size-complex="12pt" style:font-weight-complex="bold"/>
    </style:style>
    <style:style style:name="T14" style:family="text">
      <style:text-properties officeooo:rsid="0011d8c4"/>
    </style:style>
    <style:style style:name="T15" style:family="text">
      <style:text-properties officeooo:rsid="0011fb9f"/>
    </style:style>
    <style:style style:name="T16" style:family="text">
      <style:text-properties officeooo:rsid="0013e233"/>
    </style:style>
    <style:style style:name="T17" style:family="text">
      <style:text-properties officeooo:rsid="0014bf2f"/>
    </style:style>
    <style:style style:name="T18" style:family="text">
      <style:text-properties officeooo:rsid="00163336"/>
    </style:style>
    <style:style style:name="T19" style:family="text">
      <style:text-properties officeooo:rsid="0016ebf4"/>
    </style:style>
    <style:style style:name="T20" style:family="text">
      <style:text-properties officeooo:rsid="00180545"/>
    </style:style>
    <style:style style:name="T21" style:family="text">
      <style:text-properties officeooo:rsid="001826eb"/>
    </style:style>
    <style:style style:name="T22" style:family="text">
      <style:text-properties officeooo:rsid="0019da46"/>
    </style:style>
    <style:style style:name="T23" style:family="text">
      <style:text-properties fo:font-weight="bold" officeooo:rsid="001ac50b" style:font-weight-asian="bold"/>
    </style:style>
    <style:style style:name="T24" style:family="text">
      <style:text-properties officeooo:rsid="001d36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Knowledge Check 2</text:p>
      <text:list xml:id="list5852341315387568650" text:style-name="L1">
        <text:list-item>
          <text:p text:style-name="P18"><text:s/>Match the descriptions in the list on the left with the correct concep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5" text:outline-level="1"/>
          </table:table-cell>
          <table:table-cell table:style-name="Table1.A1" office:value-type="string">
            <text:h text:style-name="P8" text:outline-level="1">/**</text:h>
            <text:h text:style-name="P8" text:outline-level="1"><text:s/>* This function checks if this number is prime</text:h>
            <text:h text:style-name="P8" text:outline-level="1"><text:s/>* @return true if number is true, false if composite</text:h>
            <text:h text:style-name="P8" text:outline-level="1"><text:s/>*/</text:h>
          </table:table-cell>
          <table:table-cell table:style-name="Table1.C1" office:value-type="string">
            <text:h text:style-name="P5" text:outline-level="1">a. <text:s/>Not a comment.</text:h>
          </table:table-cell>
        </table:table-row>
        <table:table-row table:style-name="Table1.2">
          <table:table-cell table:style-name="Table1.A2" office:value-type="string">
            <text:h text:style-name="P5" text:outline-level="1"/>
          </table:table-cell>
          <table:table-cell table:style-name="Table1.A2" office:value-type="string">
            <text:h text:style-name="P7" text:outline-level="1">// Getting number digit sum</text:h>
          </table:table-cell>
          <table:table-cell table:style-name="Table1.C2" office:value-type="string">
            <text:h text:style-name="P5" text:outline-level="1">b. End line comments</text:h>
          </table:table-cell>
        </table:table-row>
        <table:table-row table:style-name="Table1.3">
          <table:table-cell table:style-name="Table1.A2" office:value-type="string">
            <text:h text:style-name="P5" text:outline-level="1"/>
          </table:table-cell>
          <table:table-cell table:style-name="Table1.A2" office:value-type="string">
            <text:h text:style-name="P7" text:outline-level="1">/*</text:h>
            <text:h text:style-name="P7" text:outline-level="1"><text:s/>* Eratosthenes sieve is used to find all prime numbers</text:h>
            <text:h text:style-name="P7" text:outline-level="1"><text:s/>* Block sieve is used for performance issues</text:h>
            <text:h text:style-name="P7" text:outline-level="1"><text:s/>*/</text:h>
          </table:table-cell>
          <table:table-cell table:style-name="Table1.C2" office:value-type="string">
            <text:h text:style-name="P6" text:outline-level="1"><text:span text:style-name="T3">c. </text:span><text:span text:style-name="T4">D</text:span><text:span text:style-name="Emphasis"><text:span text:style-name="T4">ocumentation</text:span></text:span><text:span text:style-name="T3"> comments.</text:span></text:h>
          </table:table-cell>
        </table:table-row>
        <table:table-row table:style-name="Table1.4">
          <table:table-cell table:style-name="Table1.A2" office:value-type="string">
            <text:h text:style-name="P5" text:outline-level="1"/>
          </table:table-cell>
          <table:table-cell table:style-name="Table1.A2" office:value-type="string">
            <text:h text:style-name="P7" text:outline-level="1">@Printing "Hello World!"</text:h>
          </table:table-cell>
          <table:table-cell table:style-name="Table1.C2" office:value-type="string">
            <text:h text:style-name="P5" text:outline-level="1">d. Block comment</text:h>
          </table:table-cell>
        </table:table-row>
      </table:table>
      <text:p text:style-name="P1"/>
      <text:p text:style-name="P9">Which of the following statements are<text:tab/><text:span text:style-name="T23">true/fals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93802539474103" text:continue-numbering="true" text:style-name="L1">
              <text:list-item>
                <text:h text:style-name="P19" text:outline-level="1">In JAVA all lines must be ended with semicolon(;)</text:h>
              </text:list-item>
            </text:list>
          </table:table-cell>
          <table:table-cell table:style-name="Table2.B1" office:value-type="string">
            <text:list xml:id="list193801708491679" text:continue-numbering="true" text:style-name="L1">
              <text:list-header>
                <text:h text:style-name="P2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0895318561" text:continue-numbering="true" text:style-name="L1">
              <text:list-item>
                <text:h text:style-name="P19" text:outline-level="1">In JAVA variables must start <text:span text:style-name="T6">with a</text:span> letter</text:h>
              </text:list-item>
            </text:list>
          </table:table-cell>
          <table:table-cell table:style-name="Table2.B1" office:value-type="string">
            <text:list xml:id="list193802967299461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2574061413" text:continue-numbering="true" text:style-name="L1">
              <text:list-item>
                <text:h text:style-name="P19" text:outline-level="1">In JAVA there are at least <text:s/>one block in the program</text:h>
              </text:list-item>
            </text:list>
          </table:table-cell>
          <table:table-cell table:style-name="Table2.B1" office:value-type="string">
            <text:list xml:id="list193801191814569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2798243387" text:continue-numbering="true" text:style-name="L1">
              <text:list-item>
                <text:h text:style-name="P19" text:outline-level="1">In JAVA char type variables can hold only ASCII symbols</text:h>
              </text:list-item>
            </text:list>
          </table:table-cell>
          <table:table-cell table:style-name="Table2.B4" office:value-type="string">
            <text:list xml:id="list193802223167088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1611866342" text:continue-numbering="true" text:style-name="L1">
              <text:list-item>
                <text:h text:style-name="P19" text:outline-level="1">In JAVA <text:span text:style-name="T24">primitive </text:span>variables are passed by value</text:h>
              </text:list-item>
            </text:list>
          </table:table-cell>
          <table:table-cell table:style-name="Table2.B4" office:value-type="string">
            <text:list xml:id="list193801707548636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2131043947" text:continue-numbering="true" text:style-name="L1">
              <text:list-item>
                <text:h text:style-name="P19" text:outline-level="1">In JAVA variable names are case-sensitive.</text:h>
              </text:list-item>
            </text:list>
          </table:table-cell>
          <table:table-cell table:style-name="Table2.B4" office:value-type="string">
            <text:list xml:id="list193801545468552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3802936914359" text:continue-numbering="true" text:style-name="L1">
              <text:list-item>
                <text:h text:style-name="P19" text:outline-level="1">In JAVA boolean type variable default value is true.</text:h>
              </text:list-item>
            </text:list>
          </table:table-cell>
          <table:table-cell table:style-name="Table2.B4" office:value-type="string">
            <text:list xml:id="list193802368025522" text:continue-numbering="true" text:style-name="L1">
              <text:list-header>
                <text:h text:style-name="P19" text:outline-level="1"/>
              </text:list-header>
            </text:list>
          </table:table-cell>
        </table:table-row>
      </table:table>
      <text:p text:style-name="P1"/>
      <text:list xml:id="list193801266176162" text:continue-numbering="true" text:style-name="L1">
        <text:list-item>
          <text:h text:style-name="P21" text:outline-level="1">In JAVA – which data type is <text:span text:style-name="T16">NOT</text:span> primitive data type</text:h>
          <text:list>
            <text:list-item>
              <text:h text:style-name="P21" text:outline-level="1">int</text:h>
            </text:list-item>
            <text:list-item>
              <text:h text:style-name="P21" text:outline-level="1">double</text:h>
            </text:list-item>
            <text:list-item>
              <text:h text:style-name="P21" text:outline-level="1">String</text:h>
            </text:list-item>
            <text:list-item>
              <text:h text:style-name="P21" text:outline-level="1">char</text:h>
            </text:list-item>
          </text:list>
        </text:list-item>
      </text:list>
      <text:h text:style-name="P4" text:outline-level="1"/>
      <text:list xml:id="list193801351889607" text:continue-numbering="true" text:style-name="L1">
        <text:list-item>
          <text:p text:style-name="P12">Which type takes <text:span text:style-name="T18">exactly 1 byte in </text:span>amount <text:span text:style-name="T17">in JVM</text:span>.</text:p>
          <text:list>
            <text:list-item>
              <text:p text:style-name="P12">int</text:p>
            </text:list-item>
            <text:list-item>
              <text:p text:style-name="P12">boolean</text:p>
            </text:list-item>
            <text:list-item>
              <text:p text:style-name="P12">byte</text:p>
            </text:list-item>
            <text:list-item>
              <text:p text:style-name="P12">char</text:p>
            </text:list-item>
          </text:list>
        </text:list-item>
      </text:list>
      <text:p text:style-name="P2"/>
      <text:list xml:id="list193801828564478" text:continue-numbering="true" text:style-name="L1">
        <text:list-item>
          <text:p text:style-name="P12">What do you need to do to copy int x value to int y value</text:p>
          <text:list>
            <text:list-item>
              <text:p text:style-name="P12"><text:soft-page-break/>int y = x;</text:p>
            </text:list-item>
            <text:list-item>
              <text:p text:style-name="P12">int y = x.getValue();</text:p>
            </text:list-item>
            <text:list-item>
              <text:p text:style-name="P12">int y = valueOf(x);</text:p>
            </text:list-item>
            <text:list-item>
              <text:p text:style-name="P12">int y = x.clone();</text:p>
            </text:list-item>
          </text:list>
        </text:list-item>
      </text:list>
      <text:p text:style-name="P2"/>
      <text:list xml:id="list193802408273644" text:continue-numbering="true" text:style-name="L1">
        <text:list-item>
          <text:p text:style-name="P12">In JAVA which type conversion can be done without type casts.</text:p>
          <text:list>
            <text:list-item>
              <text:p text:style-name="P12">long → int</text:p>
            </text:list-item>
            <text:list-item>
              <text:p text:style-name="P12">int → long</text:p>
            </text:list-item>
            <text:list-item>
              <text:p text:style-name="P12">double → float</text:p>
            </text:list-item>
            <text:list-item>
              <text:p text:style-name="P12">int → byte</text:p>
            </text:list-item>
          </text:list>
        </text:list-item>
      </text:list>
      <text:p text:style-name="P2"/>
      <text:list xml:id="list193801252421648" text:continue-numbering="true" text:style-name="L1">
        <text:list-item>
          <text:p text:style-name="P12"><text:span text:style-name="T15">W</text:span>hich <text:span text:style-name="T15">word of listed ones </text:span>cannot be used <text:span text:style-name="T15">as</text:span> the variable name in JAVA</text:p>
          <text:list>
            <text:list-item>
              <text:p text:style-name="P12">doing</text:p>
            </text:list-item>
            <text:list-item>
              <text:p text:style-name="P12">constant</text:p>
            </text:list-item>
            <text:list-item>
              <text:p text:style-name="P12">abstraction</text:p>
            </text:list-item>
            <text:list-item>
              <text:p text:style-name="P12">final</text:p>
            </text:list-item>
          </text:list>
        </text:list-item>
      </text:list>
      <text:p text:style-name="P2"/>
      <text:list xml:id="list193801967501417" text:continue-numbering="true" text:style-name="L1">
        <text:list-item>
          <text:p text:style-name="P12">The <text:span text:style-name="T8">method</text:span>, which <text:span text:style-name="T7">is used to create </text:span>new object is called:</text:p>
          <text:list>
            <text:list-item>
              <text:p text:style-name="P12">create</text:p>
            </text:list-item>
            <text:list-item>
              <text:p text:style-name="P12">new</text:p>
            </text:list-item>
            <text:list-item>
              <text:p text:style-name="P12">constructor</text:p>
            </text:list-item>
            <text:list-item>
              <text:p text:style-name="P12">creator</text:p>
            </text:list-item>
          </text:list>
        </text:list-item>
      </text:list>
      <text:p text:style-name="P2"/>
      <text:list xml:id="list193801151901919" text:continue-numbering="true" text:style-name="L1">
        <text:list-item>
          <text:p text:style-name="P12">Reference <text:span text:style-name="T22">to object</text:span> itself is called</text:p>
          <text:list>
            <text:list-item>
              <text:p text:style-name="P12">this</text:p>
            </text:list-item>
            <text:list-item>
              <text:p text:style-name="P12">super</text:p>
            </text:list-item>
            <text:list-item>
              <text:p text:style-name="P12">me</text:p>
            </text:list-item>
            <text:list-item>
              <text:p text:style-name="P12">class</text:p>
            </text:list-item>
          </text:list>
        </text:list-item>
      </text:list>
      <text:p text:style-name="P2"/>
      <text:list xml:id="list193800975254540" text:continue-numbering="true" text:style-name="L1">
        <text:list-item>
          <text:p text:style-name="P16"><text:span text:style-name="T11">CreateNewCar</text:span><text:span text:style-name="T12">(</text:span><text:span text:style-name="T13">2147483648</text:span><text:span text:style-name="T12">, 9.0, "int")</text:span><text:span text:style-name="T11">. <text:s/>Which type arguments could be used in this function(in written order).</text:span></text:p>
          <text:list>
            <text:list-item>
              <text:p text:style-name="P15">int, double, String;</text:p>
            </text:list-item>
            <text:list-item>
              <text:p text:style-name="P15">long, double, String;</text:p>
            </text:list-item>
            <text:list-item>
              <text:p text:style-name="P12">byte, float, char;</text:p>
            </text:list-item>
            <text:list-item>
              <text:p text:style-name="P12">int, float, string. </text:p>
            </text:list-item>
          </text:list>
        </text:list-item>
      </text:list>
      <text:p text:style-name="P2"/>
      <text:list xml:id="list193802247887979" text:continue-numbering="true" text:style-name="L1">
        <text:list-item>
          <text:p text:style-name="P13">There are two <text:span text:style-name="T21">variables representing objects of the class Car, called</text:span> bentley and bmw. What would be <text:span text:style-name="T19">usual</text:span> <text:span text:style-name="T19">approach </text:span>to compare th<text:span text:style-name="T19">ese </text:span>two <text:span text:style-name="T20">objects</text:span>?</text:p>
          <text:list>
            <text:list-item>
              <text:p text:style-name="P12">be<text:span text:style-name="T5">n</text:span>tley = bmw</text:p>
            </text:list-item>
            <text:list-item>
              <text:p text:style-name="P12">be<text:span text:style-name="T5">n</text:span>tley.equals(bmw)</text:p>
            </text:list-item>
            <text:list-item>
              <text:p text:style-name="P12">be<text:span text:style-name="T14">nt</text:span>ley == bmw</text:p>
            </text:list-item>
            <text:list-item>
              <text:p text:style-name="P12">bentley === bmw</text:p>
            </text:list-item>
          </text:list>
        </text:list-item>
      </text:list>
      <text:p text:style-name="P2"/>
      <text:list xml:id="list193802282981059" text:continue-numbering="true" text:style-name="L1">
        <text:list-item>
          <text:p text:style-name="P12"><text:s/>How could you declare <text:span text:style-name="T9">character </text:span>variable <text:span text:style-name="T10">a </text:span>with value Q?</text:p>
          <text:list>
            <text:list-item>
              <text:p text:style-name="P12">String a = "Q";</text:p>
            </text:list-item>
            <text:list-item>
              <text:p text:style-name="P12">char a = 'Q';</text:p>
            </text:list-item>
            <text:list-item>
              <text:p text:style-name="P12">character a = 'Q';</text:p>
            </text:list-item>
            <text:list-item>
              <text:p text:style-name="P17"><text:span text:style-name="T1">char a = </text:span>`Q`;</text:p>
              <text:p text:style-name="P17"/>
            </text:list-item>
          </text:list>
        </text:list-item>
        <text:list-item>
          <text:p text:style-name="P14"><text:soft-page-break/>What is a particular instance of a class?</text:p>
          <text:list>
            <text:list-item>
              <text:p text:style-name="P14">Method.</text:p>
            </text:list-item>
            <text:list-item>
              <text:p text:style-name="P14">Package.</text:p>
            </text:list-item>
            <text:list-item>
              <text:p text:style-name="P14">Object.</text:p>
            </text:list-item>
            <text:list-item>
              <text:p text:style-name="P14">Attribute.</text:p>
              <text:p text:style-name="P14"/>
            </text:list-item>
          </text:list>
        </text:list-item>
        <text:list-item>
          <text:p text:style-name="P17"><text:span text:style-name="T1">What define</text:span><text:span text:style-name="T2">s</text:span><text:span text:style-name="T1"> the behavior of object?</text:span></text:p>
        </text:list-item>
      </text:list>
      <text:list xml:id="list9203090505153410464" text:style-name="L2">
        <text:list-item>
          <text:list>
            <text:list-item>
              <text:p text:style-name="P10">Method.</text:p>
            </text:list-item>
            <text:list-item>
              <text:p text:style-name="P10">Package.</text:p>
            </text:list-item>
            <text:list-item>
              <text:p text:style-name="P10">Object.</text:p>
            </text:list-item>
            <text:list-item>
              <text:p text:style-name="P10">Attribu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08-14T19:38:00.808883471</dc:date>
    <meta:editing-duration>PT2H53M14S</meta:editing-duration>
    <meta:editing-cycles>102</meta:editing-cycles>
    <meta:generator>LibreOffice/5.2.0.4$Linux_X86_64 LibreOffice_project/20m0$Build-4</meta:generator>
    <dc:creator>Valdis Vītoliņš</dc:creator>
    <meta:document-statistic meta:table-count="2" meta:image-count="0" meta:object-count="0" meta:page-count="3" meta:paragraph-count="84" meta:word-count="454" meta:character-count="2246" meta:non-whitespace-character-count="1931"/>
  </office:meta>
</office:document-meta>
</file>